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691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6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1" draw:layer="layout" svg:width="2.5cm" svg:height="1cm" svg:x="16.8cm" svg:y="16.5cm">
          <draw:text-box>
            <text:p><text:s/>{R04}</text:p>
          </draw:text-box>
        </draw:frame>
        <draw:polygon draw:style-name="gr2" draw:text-style-name="P1" draw:layer="layout" svg:width="0cm" svg:height="0cm" svg:x="6.5cm" svg:y="19.524cm" svg:viewBox="0 0 0 0" draw:points="0,0">
          <text:p/>
        </draw:polygon>
        <draw:polygon draw:style-name="gr2" draw:text-style-name="P1" draw:layer="layout" svg:width="0cm" svg:height="0cm" svg:x="1.981cm" svg:y="16.56cm" svg:viewBox="0 0 0 0" draw:points="0,0">
          <text:p/>
        </draw:polygon>
        <draw:polygon draw:style-name="gr2" draw:text-style-name="P1" draw:layer="layout" svg:width="0cm" svg:height="0cm" svg:x="10.5cm" svg:y="19.724cm" svg:viewBox="0 0 0 0" draw:points="0,0">
          <text:p/>
        </draw:polygon>
        <draw:custom-shape draw:style-name="gr3" draw:text-style-name="P1" draw:layer="layout" svg:width="7cm" svg:height="3.5cm" svg:x="1.5cm" svg:y="15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id="id3" draw:layer="layout" svg:width="6.9cm" svg:height="3.638cm" svg:x="1.6cm" svg:y="15.6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M</text:span></text:p>
          </draw:text-box>
        </draw:frame>
        <draw:custom-shape draw:style-name="gr5" draw:text-style-name="P1" draw:id="id2" draw:layer="layout" svg:width="5cm" svg:height="5cm" svg:x="15.5cm" svg:y="5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custom-shape draw:style-name="gr6" draw:text-style-name="P1" draw:id="id4" draw:layer="layout" svg:width="9.5cm" svg:height="5cm" svg:x="24.5cm" svg:y="5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1" draw:layer="layout" svg:x1="18.05cm" svg:y1="16.5cm" svg:x2="18cm" svg:y2="10cm" draw:start-shape="id1" draw:start-glue-point="0" draw:end-shape="id2" draw:end-glue-point="2" svg:d="m18050 16500v-3250h-50v-3250">
          <text:p/>
        </draw:connector>
        <draw:connector draw:style-name="gr8" draw:text-style-name="P1" draw:layer="layout" svg:x1="5.05cm" svg:y1="15.6cm" svg:x2="15.5cm" svg:y2="7.5cm" draw:start-shape="id3" draw:start-glue-point="0" draw:end-shape="id2" draw:end-glue-point="3" svg:d="m5050 15600v-8100h10450">
          <text:p text:style-name="P1"><text:s text:c="51"/></text:p>
          <text:p text:style-name="P1"/>
        </draw:connector>
        <draw:frame draw:style-name="gr9" draw:text-style-name="P3" draw:layer="layout" svg:width="9.5cm" svg:height="8.072cm" svg:x="5.5cm" svg:y="7.506cm">
          <draw:text-box>
            <text:p text:style-name="P2">{ <text:tab/></text:p>
            <text:p text:style-name="P2"><text:tab/>R02,Mike,Bannister ;</text:p>
            <text:p text:style-name="P3"><text:s text:c="2"/><text:tab/>R03,Francis,Chichester ;<text:tab/> <text:s/><text:tab/>R04,Doru,Davidovici ;</text:p>
            <text:p text:style-name="P3"><text:tab/>R05,Eugene Burton,Ely ; <text:s/><text:tab/><text:tab/>R06,Charles,Fern ;</text:p>
            <text:p text:style-name="P3"><text:tab/>R08,Ernst,Heinkel ;</text:p>
            <text:p text:style-name="P3"><text:tab/>R09,Tony,Jannus ;<text:tab/> <text:tab/><text:tab/>R10,Algene,Key;</text:p>
            <text:p text:style-name="P3"><text:tab/>R13,Charles,Nungesser </text:p>
            <text:p text:style-name="P3">}</text:p>
          </draw:text-box>
        </draw:frame>
        <draw:connector draw:style-name="gr7" draw:text-style-name="P1" draw:layer="layout" svg:x1="20.5cm" svg:y1="7.5cm" svg:x2="24.5cm" svg:y2="7.5cm" draw:start-shape="id2" draw:start-glue-point="1" draw:end-shape="id4" draw:end-glue-point="5" svg:d="m20500 7500h4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4:49:37</dc:date>
    <dc:creator>Callisto </dc:creator>
    <meta:editing-duration>PT00H22M58S</meta:editing-duration>
    <meta:editing-cycles>6</meta:editing-cycles>
    <meta:generator>OpenOffice.org/3.2$Unix OpenOffice.org_project/320m19$Build-9505</meta:generator>
    <meta:document-statistic meta:object-count="12"/>
  </office:meta>
</office:document-meta>
</file>